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42d" officeooo:paragraph-rsid="001c84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21:49:09.885122891</meta:creation-date>
    <dc:date>2022-06-26T21:49:38.984006563</dc:date>
    <meta:editing-duration>PT30S</meta:editing-duration>
    <meta:editing-cycles>1</meta:editing-cycles>
    <meta:generator>LibreOffice/7.3.3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